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  <style:font-face style:name="Courier New" svg:font-family="&quot;Courier New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ackground-color="#A9D08E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fo:wrap-option="wrap" fo:background-color="#A9D08E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automatic" fo:wrap-option="wrap" fo:background-color="#C6E0B4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ackground-color="#C6E0B4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urier New" style:font-name-asian="Courier New" style:font-name-complex="Courier Ne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Verdana" style:font-name-asian="Verdana" style:font-name-complex="Verdana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9.129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2.3308333333333cm"/>
    </style:style>
    <style:style style:name="co5" style:family="table-column">
      <style:table-column-properties fo:break-before="auto" style:column-width="3.704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47.25pt" style:use-optimal-row-height="true" fo:break-before="auto"/>
    </style:style>
    <style:style style:name="ro5" style:family="table-row">
      <style:table-row-properties style:row-height="32.2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nctions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&lt;Имя компьютера&gt;\&lt;Имя пользователя&gt; - Служба безопасности запущена</text:p>
          </table:table-cell>
          <table:table-cell office:value-type="float" office:value="1001" table:style-name="ce2">
            <text:p>1001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3">
            <text:p>&lt;Имя компьютера&gt;\&lt;Имя пользователя&gt; - Служба безопасности остановлена</text:p>
          </table:table-cell>
          <table:table-cell office:value-type="float" office:value="1002" table:style-name="ce3">
            <text:p>1002</text:p>
          </table:table-cell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2">
            <text:p>Версия файла настроек: &lt;Номер версии&gt;</text:p>
          </table:table-cell>
          <table:table-cell office:value-type="float" office:value="1003" table:style-name="ce2">
            <text:p>1003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Проверка прав: &lt;Функции и правила&gt; - Доступ разрешен</text:p>
          </table:table-cell>
          <table:table-cell office:value-type="float" office:value="1004" table:style-name="ce2">
            <text:p>1004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Проверка прав: &lt;Функции и правила&gt; - Отказано в доступе</text:p>
          </table:table-cell>
          <table:table-cell office:value-type="float" office:value="1005" table:style-name="ce2">
            <text:p>1005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&lt;Имя компьютера&gt;\&lt;Имя пользователя&gt; - Обновлена база данных разрешений</text:p>
          </table:table-cell>
          <table:table-cell office:value-type="float" office:value="1006" table:style-name="ce1">
            <text:p>100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Служба безопасности лицензирована. Лицензия постоянная.</text:p>
          </table:table-cell>
          <table:table-cell office:value-type="float" office:value="1007" table:style-name="ce2">
            <text:p>1007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Недопустимый интервал времени работы для пользователя: &lt;Имя компьютера&gt;\&lt;Имя пользователя&gt;. Работа запрещена.</text:p>
          </table:table-cell>
          <table:table-cell office:value-type="float" office:value="1011" table:style-name="ce2">
            <text:p>1011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Пользователь &lt;Имя компьютера&gt;\&lt;Имя пользователя&gt; в допустимом временном интервале. Работа разрешена.</text:p>
          </table:table-cell>
          <table:table-cell office:value-type="float" office:value="1012" table:style-name="ce1">
            <text:p>10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Изменение пользователя: &lt;Имя пользователя&gt;</text:p>
          </table:table-cell>
          <table:table-cell office:value-type="float" office:value="1013" table:style-name="ce2">
            <text:p>1013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&lt;Имя компьютера&gt;\&lt;Имя пользователя&gt; - Разрешена функция: &lt;Функция&gt;, для группы: &lt;Группа&gt;</text:p>
          </table:table-cell>
          <table:table-cell office:value-type="float" office:value="1014" table:style-name="ce1">
            <text:p>10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Разрешена функция: &lt;Функция&gt;, для пользователя: &lt;Имя пользователя&gt;</text:p>
          </table:table-cell>
          <table:table-cell office:value-type="float" office:value="1015" table:style-name="ce1">
            <text:p>10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Разреш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16" table:style-name="ce1">
            <text:p>1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Разреш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17" table:style-name="ce1">
            <text:p>10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Добавлен пользователь: &lt;Имя пользователя&gt;, для группы: &lt;Имя группы&gt;</text:p>
          </table:table-cell>
          <table:table-cell office:value-type="float" office:value="1018" table:style-name="ce2">
            <text:p>1018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Неправильное имя пользователя или пароль. До блокировки осталось попыток: &lt;Количество попыток&gt;</text:p>
          </table:table-cell>
          <table:table-cell office:value-type="float" office:value="1020" table:style-name="ce1">
            <text:p>10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Аутентификация пользователя успешна</text:p>
          </table:table-cell>
          <table:table-cell office:value-type="float" office:value="1021" table:style-name="ce1">
            <text:p>10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Попытка входа в систему от имени &lt;Имя пользователя&gt; - Неправильное имя пользователя или пароль</text:p>
          </table:table-cell>
          <table:table-cell office:value-type="float" office:value="1022" table:style-name="ce2">
            <text:p>1022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Настройка прав доступа запущена. Версия: &lt;Версия продукта (InfinityClientSecurity Manager)&gt;</text:p>
          </table:table-cell>
          <table:table-cell office:value-type="float" office:value="1023" table:style-name="ce2">
            <text:p>1023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Настройка прав доступа остановлена</text:p>
          </table:table-cell>
          <table:table-cell office:value-type="float" office:value="1024" table:style-name="ce2">
            <text:p>1024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 - Автоматическая регистрация пользователя: &lt;Имя пользователя&gt;</text:p>
          </table:table-cell>
          <table:table-cell office:value-type="float" office:value="1025" table:style-name="ce2">
            <text:p>1025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Автоматическая разрегистрация пользователя</text:p>
          </table:table-cell>
          <table:table-cell office:value-type="float" office:value="1026" table:style-name="ce2">
            <text:p>1026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Добавлен пользователь: &lt;Имя пользователя&gt;</text:p>
          </table:table-cell>
          <table:table-cell office:value-type="float" office:value="1027" table:style-name="ce2">
            <text:p>1027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Удален пользователь: &lt;Имя пользователя&gt;</text:p>
          </table:table-cell>
          <table:table-cell office:value-type="float" office:value="1028" table:style-name="ce2">
            <text:p>1028</text:p>
          </table:table-cell>
          <table:table-cell office:value-type="float" office:value="1" table:style-name="ce2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ы свойства: При отсутствии активности переход в гостевой режим отменен, для пользователя: &lt;Имя пользователя&gt;</text:p>
          </table:table-cell>
          <table:table-cell office:value-type="float" office:value="1029" table:style-name="ce1">
            <text:p>102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Добавлен временной период: &lt;Временной период&gt;</text:p>
          </table:table-cell>
          <table:table-cell office:value-type="float" office:value="1030" table:style-name="ce2">
            <text:p>1030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Удален временной период: &lt;Временной период&gt;</text:p>
          </table:table-cell>
          <table:table-cell office:value-type="float" office:value="1031" table:style-name="ce2">
            <text:p>1031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Изменены свойства временного периода: &lt;Временной период&gt;</text:p>
          </table:table-cell>
          <table:table-cell office:value-type="float" office:value="1032" table:style-name="ce2">
            <text:p>1032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Добавлена группа: &lt;Имя группы&gt;</text:p>
          </table:table-cell>
          <table:table-cell office:value-type="float" office:value="1033" table:style-name="ce2">
            <text:p>1033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Удалена группа: &lt;Имя группы&gt;</text:p>
          </table:table-cell>
          <table:table-cell office:value-type="float" office:value="1034" table:style-name="ce2">
            <text:p>1034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&lt;Имя компьютера&gt;\&lt;Имя пользователя&gt; - Добавлено приложение: &lt;Приложение&gt;</text:p>
          </table:table-cell>
          <table:table-cell office:value-type="float" office:value="1035" table:style-name="ce1">
            <text:p>10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Удалено приложение: &lt;Приложение&gt;</text:p>
          </table:table-cell>
          <table:table-cell office:value-type="float" office:value="1036" table:style-name="ce1">
            <text:p>103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о свойство: &lt;Имя свойства&gt; - &lt;Значение свойства&gt;, для приложения: &lt;Название приложения&gt;</text:p>
          </table:table-cell>
          <table:table-cell office:value-type="float" office:value="1037" table:style-name="ce1">
            <text:p>10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Добавлена функция: &lt;Функция&gt;, для приложения: &lt;Название приложения&gt;</text:p>
          </table:table-cell>
          <table:table-cell office:value-type="float" office:value="1038" table:style-name="ce1">
            <text:p>103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Удалена функция: &lt;Функция&gt;</text:p>
          </table:table-cell>
          <table:table-cell office:value-type="float" office:value="1039" table:style-name="ce1">
            <text:p>10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о свойство: &lt;Название свойства&gt; - &lt;Значение &gt;, для функции: &lt;Название приложения&gt;</text:p>
          </table:table-cell>
          <table:table-cell office:value-type="float" office:value="1040" table:style-name="ce1">
            <text:p>10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Неизвестное имя тега &lt;Тег&gt;</text:p>
          </table:table-cell>
          <table:table-cell office:value-type="float" office:value="1041" table:style-name="ce1">
            <text:p>10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Выполнен переход в гостевой режим</text:p>
          </table:table-cell>
          <table:table-cell office:value-type="float" office:value="1042" table:style-name="ce2">
            <text:p>1042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Повреждена база данных разрешений. Запустите программу настройки прав доступа.</text:p>
          </table:table-cell>
          <table:table-cell office:value-type="float" office:value="1043" table:style-name="ce1">
            <text:p>10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Сервер вызвал команду о смене пользователя: &lt;Имя пользователя&gt;</text:p>
          </table:table-cell>
          <table:table-cell office:value-type="float" office:value="1044" table:style-name="ce1">
            <text:p>104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е удалось сохранить базу данных. Нет прав на администрирование InfinityClientSecurity</text:p>
          </table:table-cell>
          <table:table-cell office:value-type="float" office:value="1045" table:style-name="ce1">
            <text:p>10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Запрещена функция: &lt;Функция&gt;, для группы: &lt;Имя группы&gt;</text:p>
          </table:table-cell>
          <table:table-cell office:value-type="float" office:value="1046" table:style-name="ce1">
            <text:p>10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Запрещена функция: &lt;Функция&gt;, для пользователя: &lt;Имя пользователя&gt;</text:p>
          </table:table-cell>
          <table:table-cell office:value-type="float" office:value="1047" table:style-name="ce1">
            <text:p>104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Не удалось загрузить базу данных по умолчанию. Нет прав на администрирование InfinityClientSecurity</text:p>
          </table:table-cell>
          <table:table-cell office:value-type="float" office:value="1048" table:style-name="ce3">
            <text:p>1048</text:p>
          </table:table-cell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3">
            <text:p>Не удалось загрузить базу данных по умолчанию. Файл "&lt;Имя и путь файла&gt;" не найден.</text:p>
          </table:table-cell>
          <table:table-cell office:value-type="float" office:value="1049" table:style-name="ce3">
            <text:p>1049</text:p>
          </table:table-cell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3">
            <text:p>Загрузка базы данных по умолчанию успешно завершена из файла "&lt;Имя и путь файла&gt;"</text:p>
          </table:table-cell>
          <table:table-cell office:value-type="float" office:value="1050" table:style-name="ce3">
            <text:p>1050</text:p>
          </table:table-cell>
          <table:table-cell office:value-type="float" office:value="1" table:style-name="ce3">
            <text:p>1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1">
            <text:p>Удаление всех пользователей выполняется только на основном или резервном сервере безопасности</text:p>
          </table:table-cell>
          <table:table-cell office:value-type="float" office:value="1051" table:style-name="ce1">
            <text:p>10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Выход из системы</text:p>
          </table:table-cell>
          <table:table-cell office:value-type="float" office:value="1052" table:style-name="ce2">
            <text:p>1052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База данных разрешений не обновлена. Версии не совпадают.</text:p>
          </table:table-cell>
          <table:table-cell office:value-type="float" office:value="1053" table:style-name="ce1">
            <text:p>105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Добавлена рабочая станция: &lt;IP-адрес&gt;, для группы: &lt;Название группы&gt;</text:p>
          </table:table-cell>
          <table:table-cell office:value-type="float" office:value="1054" table:style-name="ce1">
            <text:p>105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ользователь заблокирован, следующая попытка входа возможна через &lt;N&gt; мин. &lt;N&gt; сек.</text:p>
          </table:table-cell>
          <table:table-cell office:value-type="float" office:value="1055" table:style-name="ce1">
            <text:p>105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Общее время работы: &lt;Время работы пользователя&gt;</text:p>
          </table:table-cell>
          <table:table-cell office:value-type="float" office:value="1056" table:style-name="ce2">
            <text:p>1056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Дата/время начала работы: &lt;Дата и время начала работы пользователя&gt;</text:p>
          </table:table-cell>
          <table:table-cell office:value-type="float" office:value="1057" table:style-name="ce2">
            <text:p>1057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&lt;Имя компьютера&gt;\&lt;Имя пользователя&gt; - Удалена рабочая станция: &lt;IP-адрес&gt;, для группы: &lt;Название группы&gt;</text:p>
          </table:table-cell>
          <table:table-cell office:value-type="float" office:value="1058" table:style-name="ce1">
            <text:p>10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ользователи группы &lt;Название группы&gt; разблокированы.</text:p>
          </table:table-cell>
          <table:table-cell office:value-type="float" office:value="1059" table:style-name="ce1">
            <text:p>105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Попытка входа в систему от имени &lt;Имя пользователя&gt; - Пользователь не найден.</text:p>
          </table:table-cell>
          <table:table-cell office:value-type="float" office:value="1060" table:style-name="ce2">
            <text:p>1060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Попытка входа в систему от имени &lt;Имя пользователя&gt; - Попытка входа в систему от имени &lt;Имя пользователя&gt;. Данный пользователь является текущим.</text:p>
          </table:table-cell>
          <table:table-cell office:value-type="float" office:value="1061" table:style-name="ce2">
            <text:p>1061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60" table:style-name="ce4"/>
          <table:table-cell table:number-columns-repeated="16320"/>
        </table:table-row>
        <table:table-row table:style-name="ro1">
          <table:table-cell office:value-type="string" table:style-name="ce1">
            <text:p>&lt;Имя компьютера&gt;\&lt;Имя пользователя&gt; - Пароль не отвечает требованиям политики безопасности. (&lt;Код ошибки&gt;)</text:p>
          </table:table-cell>
          <table:table-cell office:value-type="float" office:value="1062" table:style-name="ce1">
            <text:p>106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ользователь заблокирован Администратором системы безопасности. Время окончания блокировки не определено</text:p>
          </table:table-cell>
          <table:table-cell office:value-type="float" office:value="1063" table:style-name="ce1">
            <text:p>106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Неправильное имя пользователя или пароль. Включена автоблокировка.</text:p>
          </table:table-cell>
          <table:table-cell office:value-type="float" office:value="1064" table:style-name="ce1">
            <text:p>106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Включена блокировка для пользователя: &lt;Имя пользователя&gt;</text:p>
          </table:table-cell>
          <table:table-cell office:value-type="float" office:value="1065" table:style-name="ce1">
            <text:p>106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Отключена блокировка для пользователя: &lt;Имя пользователя&gt;</text:p>
          </table:table-cell>
          <table:table-cell office:value-type="float" office:value="1066" table:style-name="ce1">
            <text:p>106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ользователи группы &lt;Название группы&gt; заблокированы.</text:p>
          </table:table-cell>
          <table:table-cell office:value-type="float" office:value="1067" table:style-name="ce1">
            <text:p>106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Удал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68" table:style-name="ce1">
            <text:p>10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о доп. условие: Разрешено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69" table:style-name="ce1">
            <text:p>106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Запрещ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70" table:style-name="ce1">
            <text:p>107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о доп. условие: Запрещено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71" table:style-name="ce1">
            <text:p>107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Удал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72" table:style-name="ce1">
            <text:p>107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о доп. условие: Разрешено &lt;Дополнительное условие&gt;, для функции: &lt;Название функции&gt;, для группы: &lt;Имя группы&gt;</text:p>
          </table:table-cell>
          <table:table-cell office:value-type="float" office:value="1073" table:style-name="ce1">
            <text:p>107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Запрещ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74" table:style-name="ce1">
            <text:p>107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о доп. условие: Запрещено &lt;Дополнительное условие&gt;, для функции: &lt;Название функции&gt;, для группы: &lt;Имя группы&gt;</text:p>
          </table:table-cell>
          <table:table-cell office:value-type="float" office:value="1075" table:style-name="ce1">
            <text:p>10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Неправильное имя пользователя или пароль. Пользователь заблокирован, следующая попытка входа возможна через &lt;N&gt; мин. &lt;N&gt; сек.</text:p>
          </table:table-cell>
          <table:table-cell office:value-type="float" office:value="1076" table:style-name="ce1">
            <text:p>107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Удален пользователь: &lt;Имя пользователя&gt;, для группы: &lt;Имя группы&gt;</text:p>
          </table:table-cell>
          <table:table-cell office:value-type="float" office:value="1077" table:style-name="ce1">
            <text:p>10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Добавлен временной период: &lt;Название временного периода&gt;, для группы: &lt;Имя группы&gt;</text:p>
          </table:table-cell>
          <table:table-cell office:value-type="float" office:value="1078" table:style-name="ce2">
            <text:p>1078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Удален временной период: &lt;Название временного периода&gt;, для группы: &lt;Имя группы&gt;</text:p>
          </table:table-cell>
          <table:table-cell office:value-type="float" office:value="1079" table:style-name="ce2">
            <text:p>1079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Имя компьютера&gt;\&lt;Имя пользователя&gt; - Изменены свойства: При отсутствии активности переход в гостевой режим отменен, для группы: &lt;Имя группы&gt;</text:p>
          </table:table-cell>
          <table:table-cell office:value-type="float" office:value="1080" table:style-name="ce1">
            <text:p>108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Изменены свойства: При отсутствии активности переход в гостевой режим через &lt;N&gt; мин., для группы: &lt;Имя группы&gt;</text:p>
          </table:table-cell>
          <table:table-cell office:value-type="float" office:value="1081" table:style-name="ce1">
            <text:p>108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Изменены свойства: Максимальное время сеанса,мин.: &lt;N&gt;, для группы: &lt;Имя группы&gt;</text:p>
          </table:table-cell>
          <table:table-cell office:value-type="float" office:value="1082" table:style-name="ce1">
            <text:p>108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Изменены свойства: Отключена разрегистрация при достижении максимального времени сеанса, для группы: &lt;Имя группы&gt;</text:p>
          </table:table-cell>
          <table:table-cell office:value-type="float" office:value="1083" table:style-name="ce1">
            <text:p>108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Количество неудачных попыток входа перед блокировкой: &lt;N&gt;, время блокировки,мин.: &lt;N&gt;, для группы: &lt;Имя группы&gt;</text:p>
          </table:table-cell>
          <table:table-cell office:value-type="float" office:value="1084" table:style-name="ce1">
            <text:p>108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Отключена блокировка при неудачных попытках входа, для группы: &lt;Имя группы&gt;</text:p>
          </table:table-cell>
          <table:table-cell office:value-type="float" office:value="1085" table:style-name="ce1">
            <text:p>108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Изменены свойства: При отсутствии активности переход в гостевой режим через &lt;N&gt; мин., для пользователя: &lt;Имя пользователя&gt;</text:p>
          </table:table-cell>
          <table:table-cell office:value-type="float" office:value="1086" table:style-name="ce1">
            <text:p>108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Изменены свойства: Максимальное время сеанса,мин.: &lt;N&gt;, для пользователя: &lt;Имя пользователя&gt;</text:p>
          </table:table-cell>
          <table:table-cell office:value-type="float" office:value="1087" table:style-name="ce1">
            <text:p>108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Удалена группа: &lt;Имя группы&gt;, для пользователя: &lt;Имя пользователя&gt;</text:p>
          </table:table-cell>
          <table:table-cell office:value-type="float" office:value="1088" table:style-name="ce1">
            <text:p>108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Имя компьютера&gt;\&lt;Имя пользователя&gt; - Добавлена группа: &lt;Имя группы&gt;, для пользователя: &lt;Имя пользователя&gt;</text:p>
          </table:table-cell>
          <table:table-cell office:value-type="float" office:value="1089" table:style-name="ce2">
            <text:p>1089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Имя компьютера&gt;\&lt;Имя пользователя&gt; - Изменены свойства: Отключена разрегистрация при достижении максимального времени сеанса, для пользователя: &lt;Имя пользователя&gt;</text:p>
          </table:table-cell>
          <table:table-cell office:value-type="float" office:value="1090" table:style-name="ce1">
            <text:p>109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Количество неудачных попыток входа перед блокировкой: &lt;N&gt;, время блокировки,мин.: &lt;N&gt;, для пользователя: &lt;Имя пользователя&gt;</text:p>
          </table:table-cell>
          <table:table-cell office:value-type="float" office:value="1091" table:style-name="ce1">
            <text:p>109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Отключена блокировка при неудачных попытках входа, для пользователя: &lt;Имя пользователя&gt;</text:p>
          </table:table-cell>
          <table:table-cell office:value-type="float" office:value="1092" table:style-name="ce1">
            <text:p>109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Имя компьютера&gt;\&lt;Имя пользователя&gt; - Добавлен временной период: &lt;Название временного периода&gt;, для пользователя: &lt;Имя пользователя&gt;</text:p>
          </table:table-cell>
          <table:table-cell office:value-type="float" office:value="1093" table:style-name="ce2">
            <text:p>1093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Имя компьютера&gt;\&lt;Имя пользователя&gt; - Удален временной период: &lt;Название временного периода&gt;, для пользователя: &lt;Имя пользователя&gt;</text:p>
          </table:table-cell>
          <table:table-cell office:value-type="float" office:value="1094" table:style-name="ce2">
            <text:p>1094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&lt;Имя компьютера&gt;\&lt;Имя пользователя&gt; - Изменены свойства: Применять настройки немедленно, для группы: &lt;Имя группы&gt;</text:p>
          </table:table-cell>
          <table:table-cell office:value-type="float" office:value="1095" table:style-name="ce1">
            <text:p>109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ы свойства: Применять настройки после смены пользователя, для группы: &lt;Имя группы&gt;</text:p>
          </table:table-cell>
          <table:table-cell office:value-type="float" office:value="1096" table:style-name="ce1">
            <text:p>109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ы свойства: Применять настройки немедленно, для пользователя: &lt;Имя пользователя&gt;</text:p>
          </table:table-cell>
          <table:table-cell office:value-type="float" office:value="1097" table:style-name="ce1">
            <text:p>109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ы свойства: Применять настройки после смены пользователя, для пользователя: &lt;Имя пользователя&gt;</text:p>
          </table:table-cell>
          <table:table-cell office:value-type="float" office:value="1098" table:style-name="ce1">
            <text:p>109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ользователь &lt;Имя пользователя&gt; не добавлен в группу &lt;Имя группы&gt;. Нет прав на администрирование InfinityClientSecurity.</text:p>
          </table:table-cell>
          <table:table-cell office:value-type="float" office:value="1099" table:style-name="ce1">
            <text:p>109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&lt;Имя компьютера&gt;\&lt;Имя пользователя&gt; - Пользователь &lt;Имя пользователя&gt; не добавлен в группу &lt;Имя группы&gt;. Пользователь не найден.</text:p>
          </table:table-cell>
          <table:table-cell office:value-type="float" office:value="1100" table:style-name="ce5">
            <text:p>1100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&lt;Имя компьютера&gt;\&lt;Имя пользователя&gt; - Пользователь &lt;Имя пользователя&gt; не добавлен в группу &lt;Имя группы&gt;. Группа не найдена.</text:p>
          </table:table-cell>
          <table:table-cell office:value-type="float" office:value="1101" table:style-name="ce5">
            <text:p>1101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&lt;Имя компьютера&gt;\&lt;Имя пользователя&gt; - Пользователь &lt;Имя пользователя&gt; уже находится в группе &lt;Имя группы&gt;.</text:p>
          </table:table-cell>
          <table:table-cell office:value-type="float" office:value="1102" table:style-name="ce5">
            <text:p>1102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&lt;Имя компьютера&gt;\&lt;Имя пользователя&gt; - Пользователь &lt;Имя пользователя&gt; не удален из группы &lt;Имя группы&gt;. Нет прав на администрирование InfinityClientSecurity.</text:p>
          </table:table-cell>
          <table:table-cell office:value-type="float" office:value="1103" table:style-name="ce5">
            <text:p>1103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&lt;Имя компьютера&gt;\&lt;Имя пользователя&gt; - Пользователь &lt;Имя пользователя&gt; не удален из группы &lt;Имя группы&gt;. Пользователь не найден.</text:p>
          </table:table-cell>
          <table:table-cell office:value-type="float" office:value="1104" table:style-name="ce5">
            <text:p>1104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&lt;Имя компьютера&gt;\&lt;Имя пользователя&gt; - Пользователь &lt;Имя пользователя&gt; не удален из группы &lt;Имя группы&gt;. Группа не найдена.</text:p>
          </table:table-cell>
          <table:table-cell office:value-type="float" office:value="1105" table:style-name="ce5">
            <text:p>1105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&lt;Имя компьютера&gt;\&lt;Имя пользователя&gt; - Пользователь &lt;Имя пользователя&gt; не найден в группе &lt;Имя группы&gt;.</text:p>
          </table:table-cell>
          <table:table-cell office:value-type="float" office:value="1106" table:style-name="ce1">
            <text:p>110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Версии базы данных разрешений не совпадают.</text:p>
          </table:table-cell>
          <table:table-cell office:value-type="float" office:value="1107" table:style-name="ce1">
            <text:p>110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ользователь заблокирован. Работа запрещена.</text:p>
          </table:table-cell>
          <table:table-cell office:value-type="float" office:value="1108" table:style-name="ce1">
            <text:p>110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Добавление пользователя в группу выполняется только на основном или резервном сервере безопасности.</text:p>
          </table:table-cell>
          <table:table-cell office:value-type="float" office:value="1109" table:style-name="ce1">
            <text:p>11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Время сеанса для пользователя &lt;Имя пользователя&gt; истекло. Работа запрещена.</text:p>
          </table:table-cell>
          <table:table-cell office:value-type="float" office:value="1110" table:style-name="ce1">
            <text:p>11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Добавление пользователя выполняется только на основном или резервном сервере безопасности.</text:p>
          </table:table-cell>
          <table:table-cell office:value-type="float" office:value="1111" table:style-name="ce1">
            <text:p>11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ользователь &lt;Имя пользователя&gt; не добавлен. Нет прав на администрирование InfinityClientSecurity.</text:p>
          </table:table-cell>
          <table:table-cell office:value-type="float" office:value="1112" table:style-name="ce1">
            <text:p>11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Пользователь &lt;Имя пользователя&gt; уже существует в базе.</text:p>
          </table:table-cell>
          <table:table-cell office:value-type="float" office:value="1113" table:style-name="ce2">
            <text:p>111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&lt;Имя компьютера&gt;\&lt;Имя пользователя&gt; - Пользователь &lt;Имя пользователя&gt; не добавлен. Учетная запись не найдена.</text:p>
          </table:table-cell>
          <table:table-cell office:value-type="float" office:value="1114" table:style-name="ce2">
            <text:p>111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&lt;Имя компьютера&gt;\&lt;Имя пользователя&gt; - Удаление пользователя из группы выполняется только на основном или резервном сервере безопасности.</text:p>
          </table:table-cell>
          <table:table-cell office:value-type="float" office:value="1115" table:style-name="ce1">
            <text:p>11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Удаление пользователя выполняется только на основном или резервном сервере безопасности.</text:p>
          </table:table-cell>
          <table:table-cell office:value-type="float" office:value="1116" table:style-name="ce1">
            <text:p>11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ользователь &lt;Имя пользователя&gt; не удален. Нет прав на администрирование InfinityClientSecurity.</text:p>
          </table:table-cell>
          <table:table-cell office:value-type="float" office:value="1117" table:style-name="ce1">
            <text:p>11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Пользователь &lt;Имя пользователя&gt; не удален. Пользователь не найден.</text:p>
          </table:table-cell>
          <table:table-cell office:value-type="float" office:value="1118" table:style-name="ce2">
            <text:p>1118</text:p>
          </table:table-cell>
          <table:table-cell office:value-type="float" office:value="1" table:style-name="ce6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Срок действия пароля для этой учетной записи истек.</text:p>
          </table:table-cell>
          <table:table-cell office:value-type="float" office:value="1119" table:style-name="ce1">
            <text:p>111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До окончания срока действия пароля осталось менее суток.</text:p>
          </table:table-cell>
          <table:table-cell office:value-type="float" office:value="1120" table:style-name="ce1">
            <text:p>11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IP-адрес&gt; <text:s/>- <text:s/>Подключение к серверу безопасности установлено.</text:p>
          </table:table-cell>
          <table:table-cell office:value-type="float" office:value="1121" table:style-name="ce1">
            <text:p>11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IP-адрес&gt; <text:s/>- <text:s/>Подключение к серверу безопасности потеряно.</text:p>
          </table:table-cell>
          <table:table-cell office:value-type="float" office:value="1122" table:style-name="ce1">
            <text:p>112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IP-адрес&gt; <text:s/>- <text:s/>Не удалось подключиться к серверу безопасности. &lt;Ошибка подключения&gt;.</text:p>
          </table:table-cell>
          <table:table-cell office:value-type="float" office:value="1123" table:style-name="ce1">
            <text:p>11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Попытка входа в систему от имени &lt;Имя пользователя&gt;: Пароль не отвечает требованиям политики паролей</text:p>
          </table:table-cell>
          <table:table-cell office:value-type="float" office:value="1124" table:style-name="ce1">
            <text:p>112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а политика паролей. Необходима перерегистрация</text:p>
          </table:table-cell>
          <table:table-cell office:value-type="float" office:value="1125" table:style-name="ce1">
            <text:p>11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ы настройки для политики &lt;Название политики&gt;. Предыдущее значение: &lt;Значение&gt;. Новой значение: &lt;Значение&gt;.</text:p>
          </table:table-cell>
          <table:table-cell office:value-type="float" office:value="1126" table:style-name="ce1">
            <text:p>112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роверка пароля при автоматической регистрации не произведена.</text:p>
          </table:table-cell>
          <table:table-cell office:value-type="float" office:value="1127" table:style-name="ce1">
            <text:p>112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опытка изменить политику паролей не удалась. Нет прав на администрирование InfinityClientSecurity.</text:p>
          </table:table-cell>
          <table:table-cell office:value-type="float" office:value="1128" table:style-name="ce1">
            <text:p>11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зменены свойства пользователя: &lt;Имя пользователя&gt;.</text:p>
          </table:table-cell>
          <table:table-cell office:value-type="float" office:value="1129" table:style-name="ce1">
            <text:p>112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зменены свойства группы: &lt;Название группы&gt;.</text:p>
          </table:table-cell>
          <table:table-cell office:value-type="float" office:value="1130" table:style-name="ce1">
            <text:p>11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порт файла "&lt;Путь и название файла&gt;" завершен.</text:p>
          </table:table-cell>
          <table:table-cell office:value-type="float" office:value="1131" table:style-name="ce1">
            <text:p>11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Не удалось импортировать файл "&lt;Путь и название файла&gt;". Файл не найден.</text:p>
          </table:table-cell>
          <table:table-cell office:value-type="float" office:value="1132" table:style-name="ce2">
            <text:p>1132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Попытка загрузить базу данных по умолчанию не удалась. База не найдена.</text:p>
          </table:table-cell>
          <table:table-cell office:value-type="float" office:value="1133" table:style-name="ce2">
            <text:p>1133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Загрузка базы данных по умолчанию успешно завершена.</text:p>
          </table:table-cell>
          <table:table-cell office:value-type="float" office:value="1134" table:style-name="ce2">
            <text:p>1134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Не удалось импортировать файл "&lt;Путь и название файла&gt;". &lt;Ошибка&gt;</text:p>
          </table:table-cell>
          <table:table-cell office:value-type="float" office:value="1135" table:style-name="ce2">
            <text:p>1135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ароль не отвечает требованиям политики паролей, до блокировки осталось попыток: &lt;Количество попыток&gt;</text:p>
          </table:table-cell>
          <table:table-cell office:value-type="float" office:value="1136" table:style-name="ce1">
            <text:p>113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ароль не отвечает требованиям политики паролей, включена автоблокировка.</text:p>
          </table:table-cell>
          <table:table-cell office:value-type="float" office:value="1137" table:style-name="ce1">
            <text:p>11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ароль не отвечает требованиям политики паролей, пользователь заблокирован, <text:s text:c="7"/>следующая попытка входа возможна через &lt;N&gt; мин. &lt;N&gt; сек.</text:p>
          </table:table-cell>
          <table:table-cell office:value-type="float" office:value="1138" table:style-name="ce1">
            <text:p>113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Срок действия пароля для этой учетной записи истек, до блокировки осталось попыток: &lt;Количество попыток&gt;</text:p>
          </table:table-cell>
          <table:table-cell office:value-type="float" office:value="1139" table:style-name="ce1">
            <text:p>11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Срок действия пароля для этой учетной записи истек, включена автоблокировка</text:p>
          </table:table-cell>
          <table:table-cell office:value-type="float" office:value="1140" table:style-name="ce1">
            <text:p>11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Срок действия пароля для этой учетной записи истек, пользователь заблокирован, следующая попытка входа возможна через &lt;N&gt; мин. &lt;N&gt; сек.</text:p>
          </table:table-cell>
          <table:table-cell office:value-type="float" office:value="1141" table:style-name="ce1">
            <text:p>11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&lt;Сообщение об ошибке&gt;</text:p>
          </table:table-cell>
          <table:table-cell office:value-type="float" office:value="1142" table:style-name="ce1">
            <text:p>114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&lt;Сообщение об ошибке&gt; До блокировки осталось попыток: &lt;Количество попыток&gt;</text:p>
          </table:table-cell>
          <table:table-cell office:value-type="float" office:value="1143" table:style-name="ce1">
            <text:p>11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&lt;Сообщение об ошибке&gt; Включена автоблокировка</text:p>
          </table:table-cell>
          <table:table-cell office:value-type="float" office:value="1144" table:style-name="ce1">
            <text:p>114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&lt;Сообщение об ошибке&gt; Пользователь заблокирован, следующая попытка входа возможна <text:s text:c="15"/>через &lt;N&gt; мин. &lt;N&gt; сек.</text:p>
          </table:table-cell>
          <table:table-cell office:value-type="float" office:value="1145" table:style-name="ce1">
            <text:p>11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ароль не отвечает требованиям политики безопасности, до блокировки осталось попыток: &lt;Количество оставшихся попыток&gt;</text:p>
          </table:table-cell>
          <table:table-cell office:value-type="float" office:value="1146" table:style-name="ce1">
            <text:p>11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ароль не отвечает требованиям политики безопасности, включена автоблокировка</text:p>
          </table:table-cell>
          <table:table-cell office:value-type="float" office:value="1147" table:style-name="ce1">
            <text:p>114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ароль не отвечает требованиям политики безопасности, пользователь заблокирован, следующая попытка входа возможна через &lt;N&gt; мин. &lt;N&gt; сек.</text:p>
          </table:table-cell>
          <table:table-cell office:value-type="float" office:value="1148" table:style-name="ce1">
            <text:p>11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изменить политику паролей не удалась: Один из параметров не удовлетворяет допустимому интервалу [0-16]</text:p>
          </table:table-cell>
          <table:table-cell office:value-type="float" office:value="1149" table:style-name="ce1">
            <text:p>11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Система клиентской безопасности не настроена, действия пользователей не ограничиваются</text:p>
          </table:table-cell>
          <table:table-cell office:value-type="float" office:value="1150" table:style-name="ce2">
            <text:p>1150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Попытка изменить политику паролей Windows не удалась: Один из параметров задан неверно</text:p>
          </table:table-cell>
          <table:table-cell office:value-type="float" office:value="1151" table:style-name="ce1">
            <text:p>11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изменить политику паролей Windows не удалась: Нет прав на администрирование InfinityClientSecurity</text:p>
          </table:table-cell>
          <table:table-cell office:value-type="float" office:value="1152" table:style-name="ce1">
            <text:p>115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литика паролей Windows изменена</text:p>
          </table:table-cell>
          <table:table-cell office:value-type="float" office:value="1153" table:style-name="ce1">
            <text:p>115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изменить политику паролей Windows не удалась: Компьютер находится в домене</text:p>
          </table:table-cell>
          <table:table-cell office:value-type="float" office:value="1154" table:style-name="ce1">
            <text:p>115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изменить политику паролей не удалась: Компьютер находится в домене</text:p>
          </table:table-cell>
          <table:table-cell office:value-type="float" office:value="1155" table:style-name="ce1">
            <text:p>115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е удалось удалить пользователей. Нет прав на администрирование InfinityClientSecurity</text:p>
          </table:table-cell>
          <table:table-cell office:value-type="float" office:value="1156" table:style-name="ce1">
            <text:p>115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В сохранении конфигурации отказано. Необходимо назначить права администрирования InfinityClientSecurity по меньшей мере одному из пользователей системы безопасности</text:p>
          </table:table-cell>
          <table:table-cell office:value-type="float" office:value="1157" table:style-name="ce3">
            <text:p>1157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1">
            <text:p>Изменение прав пользователя выполняется только на основном или резервном сервере безопасности</text:p>
          </table:table-cell>
          <table:table-cell office:value-type="float" office:value="1158" table:style-name="ce1">
            <text:p>11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е удалось изменить права пользователя. Нет прав на администрирование InfinityClientSecurity</text:p>
          </table:table-cell>
          <table:table-cell office:value-type="float" office:value="1159" table:style-name="ce1">
            <text:p>115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База данных сохранена</text:p>
          </table:table-cell>
          <table:table-cell office:value-type="float" office:value="1160" table:style-name="ce2">
            <text:p>1160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Изменение блокировки пользователя выполняется только на основном или резервном сервере безопасности.</text:p>
          </table:table-cell>
          <table:table-cell office:value-type="float" office:value="1161" table:style-name="ce1">
            <text:p>116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е удалось изменить блокировку пользователя. Нет прав на администрирование InfinityClientSecurity</text:p>
          </table:table-cell>
          <table:table-cell office:value-type="float" office:value="1162" table:style-name="ce1">
            <text:p>116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Аудит выключен для функции: &lt;Название функции&gt;, для группы: &lt;Имя группы&gt;</text:p>
          </table:table-cell>
          <table:table-cell office:value-type="float" office:value="1163" table:style-name="ce2">
            <text:p>1163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Аудит включен для функции: &lt;Название функции&gt;, для группы: &lt;Имя группы&gt;</text:p>
          </table:table-cell>
          <table:table-cell office:value-type="float" office:value="1164" table:style-name="ce2">
            <text:p>1164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Аудит выключен для функции: &lt;Название функции&gt;, для пользователя: &lt;Имя пользователя&gt;</text:p>
          </table:table-cell>
          <table:table-cell office:value-type="float" office:value="1165" table:style-name="ce2">
            <text:p>1165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Аудит включен для функции: &lt;Название функции&gt;, для пользователя: &lt;Имя пользователя&gt;</text:p>
          </table:table-cell>
          <table:table-cell office:value-type="float" office:value="1166" table:style-name="ce2">
            <text:p>1166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table:number-columns-repeated="2" table:style-name="ce1"/>
          <table:table-cell office:value-type="float" office:value="51" table:formula="of:=SUM([.C1:.C162])" table:style-name="ce1">
            <text:p>5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/></text:p>
          </table:table-cell>
          <table:table-cell table:number-columns-repeated="16383" table:style-name="ce1"/>
        </table:table-row>
        <table:table-row table:number-rows-repeated="1048412" table:style-name="ro1">
          <table:table-cell table:number-columns-repeated="16384"/>
        </table:table-row>
      </table:table>
      <table:table table:name="VBA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7">
            <text:p>Audit(ProgramName As String, UserName As String, Action As String, EventID As Long) As Long<text:span text:style-name="T2"> – включает функцию ведения аудита действий пользователя, где:</text:span>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8">
            <text:p>Login() As Boolean<text:span text:style-name="T2"> – открытие окна смены текущего пользователя, требующее ввод имени и пароля пользователя;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">
            <text:p>GetUserRights(PermissionTag As String, Condition) As Boolean<text:span text:style-name="T2"> – проверка прав текущего пользователя на указанное условие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RightsChange(const Tag: WideString; Access: WordBool): WordBool<text:span text:style-name="T2"> – смена прав доступа к функции.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">
            <text:p>CheckUser(UserName As String, UserPassword As String) As Boolean<text:span text:style-name="T2"> – проверка правильности ввода учетной записи пользователя ОС и пароля, где: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ConnectionsCount() As Long<text:span text:style-name="T2"> – передает число активных клиентских подключений</text:span>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8">
            <text:p>GetNetConnections(ConnectionCount As Long, ConnectionsList)<text:span text:style-name="T2"> – возвращает список сетевых подключений</text:span>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9">
            <text:p>GetUserName() As String<text:span text:style-name="T2"> 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tUserList(UserCount As Long, UserList)<text:span text:style-name="T2"> ‒ возвращает количество и имена всех пользователей (в том числе заблокированных)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GetBlockedUserList(out UserCount: Long; out UserList: OleVariant)<text:span text:style-name="T2"> – проверка списка всех блокированных пользователей</text:span></text:p>
          </table:table-cell>
          <table:table-cell office:value-type="float" office:value="1" table:style-name="ce11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GetGroupList(GroupCount As Long, GroupList)<text:span text:style-name="T2"> ‒ возвращает количество и имена всех групп в<text:s/></text:span><text:span text:style-name="T3">InfinityClientSecurity</text:span></text:p>
          </table:table-cell>
          <table:table-cell office:value-type="float" office:value="1" table:style-name="ce11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GetGroupUsers(GroupName As String, UserCount As Long, UserList)<text:span text:style-name="T2"> ‒ возвращает количество и имена пользователей в отдельной группе,</text:span></text:p>
          </table:table-cell>
          <table:table-cell office:value-type="float" office:value="1" table:style-name="ce11">
            <text:p>1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GetGroupUsersEx(GroupName As String, UserCount As Long, UserList, BlockedUserCount As Long, BlockedUserList)<text:span text:style-name="T2"> ‒ возвращает количество и имена активных пользователей в отдельной группе, а также количество и имена заблокированных пользователей группы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GetUserRightList(UserName As String, RightCount As Long, RightList)<text:span text:style-name="T2"> ‒ возвращает количество и названия разрешенных функций для пользователя, в том числе разрешенных функций, унаследованных от групп</text:span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GetUserRightsEx(UserName As String, PermissionTag As String, Condition) As Boolean<text:span text:style-name="T2"> ‒ возвращает информацию о доступе пользователя к указанной функции<text:s/></text:span><text:span text:style-name="T3">InfinityClientSecurity</text:span>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8">
            <text:p>GetClientConnections(out ClientCount: Long; out ClientLoginList: OleVariant)<text:span text:style-name="T2"> ‒ возвращает информацию о клиентах, подключенных к серверу безопасности (для основного сервера и резервного сервера в основном режиме). Возвращаемое значение представляет собой IP-адрес и имя текущего пользователя.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">
            <text:p>AddUser(UserName As String, UserDomain As String) As Boolean<text:span text:style-name="T2"> ‒ добавляет пользователя в<text:s/></text:span><text:span text:style-name="T3">InfinityClientSecurity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9">
            <text:p>AddUserGroup(UserName As String, GroupName As String) As Boolean<text:span text:style-name="T2"> ‒ добавляет пользователя в группу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6">
          <table:table-cell office:value-type="string" table:style-name="ce9">
            <text:p>DeleteUser(UserName As String) As Boolean<text:span text:style-name="T2"> ‒ удаляет пользователя из<text:s/></text:span><text:span text:style-name="T3">InfinityClientSecurity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9">
            <text:p>DeleteUserGroup(UserName As String, GroupName As String) As Boolean<text:span text:style-name="T2"> ‒ удаляет пользователя из группы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9">
            <text:p>DeleteAllUsers<text:span text:style-name="T2"><text:s/></text:span>(Boolean) <text:span text:style-name="T2">– удаляет всех настроенных пользователей и выполняет переход в гостевой режим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veConfig()<text:span text:style-name="T2"> ‒ используется для применения и сохранения изменений, внесенных в конфигурацию программы<text:s/></text:span><text:span text:style-name="T3">InfinityClientSecurity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UserLogonEx(UserName As String, UserPassword As String) As Integer<text:span text:style-name="T2"> ‒ используется для смены текущего пользователя</text:span>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8">
            <text:p>LoginTime()<text:span text:style-name="T2"> – передает дату и время авторизации пользователя в системе</text:span>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9">
            <text:p>Role() As Long<text:span text:style-name="T2"> – передает роль установленного<text:s/></text:span><text:span text:style-name="T3">InfinityClientSecurity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UserLogoff()<text:span text:style-name="T2"> – переход в гостевой режим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SetBlockUser(UserName As String, Block As Boolean) As Boolean<text:span text:style-name="T2"> – используется для назначения полного запрета пользователю доступа к системе безопасности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UserLogon(UserName As String, UserPassword As String) As Boolean<text:span text:style-name="T2"> – вход в систему клиентской безопасности под указанным пользователем и паролем</text:span></text:p>
          </table:table-cell>
          <table:table-cell office:value-type="float" office:value="1" table:style-name="ce11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GetPolicySettings(out MinLowerChars, MinUpperChars, MinDigits, MinSpecialSymbols, MinLength: Integer)<text:span text:style-name="T2"> – используется для запроса установленных параметров политики паролей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SetPolicySettings(MinLowerChars, MinUpperChars, MinDigits, MinSpecialSymbols, MinLength: Integer)<text:span text:style-name="T2"> ‒ используется для установки параметров политики паролей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GetSessionTime(out OutHour, OutMin, OutSec: Integer)<text:span text:style-name="T2"> – используется для запроса оставшихся часов, минут, секунд сеанса текущего пользователя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GetBlockTime(const UserName: WideString; out OutHour, OutMin, OutSec: Integer)<text:span text:style-name="T2"> – используется для запроса оставшихся часов, минут, секунд времени блокировки пользователя.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GetInactiveTime(out OutHour, OutMin, OutSec: Integer)<text:span text:style-name="T2"> – функция предназначена для запроса оставшихся часов, минут, секунд неактивности текущего пользователя до перехода в гостевой режим.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SetPolicyWindows(PasswordHistory As Long, MaxDayAge As Long, MinDayAge As Long, Complexity As Boolean, Encrypt As Boolean)<text:span text:style-name="T2"><text:s/>‒ используется для установки параметров политики паролей в ОС<text:s/></text:span><text:span text:style-name="T4">Windows</text:span><text:span text:style-name="T2">.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GetPolicyWindows(PasswordHistory As Long, MaxDayAge As Long, MinDayAge As Long, Complexity As Boolean, Encrypt As Boolean)<text:span text:style-name="T2"> – используется для запроса установленных параметров политики паролей в ОС<text:s/></text:span><text:span text:style-name="T4">Windows</text:span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9">
            <text:p>SetOriginalDB: As Boolean<text:span text:style-name="T2"> ‒ используется для возврата текущей конфигурации к первоначальной, которая устанавливается по умолчанию при первой установке<text:s/></text:span><text:span text:style-name="T3">InfinityClientSecurity</text:span><text:span text:style-name="T2">.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6" table:formula="of:=SUM([.B1:.B36])" table:style-name="ce1">
            <text:p>16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  <style:font-face style:name="Courier New" svg:font-family="&quot;Courier New&quot;"/>
    <style:font-face style:name="Verdana" svg:font-family="Verdan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Оля</dc:creator>
    <dc:date>2021-04-16T16:51:53Z</dc:date>
    <meta:editing-cycles>24</meta:editing-cycles>
    <meta:editing-duration>PT41808S</meta:editing-duration>
  </office:meta>
</office:document-meta>
</file>